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5000002D44C60DD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8.18cm" draw:z-index="0"><draw:image xlink:href="Pictures/10000001000002A5000002D44C60DD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4:46:02.174682235</meta:creation-date>
    <dc:date>2025-11-06T16:00:47.273146179</dc:date>
    <meta:editing-duration>PT29M24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